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text-properties fo:font-size="12pt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e development of an IPython notebook for easy sample composition and element relative abundance analysis through x-ray flourescense spectroscopy.</text:p>
      <text:p text:style-name="P1"/>
      <text:p text:style-name="P2"><text:tab/>X-ray flourescense spectroscopy is a method of non-invasive spectroscopy that involves exciting the electrons in the sample to higher states by bathing it in x-rays from a radioactive source. The excited higher states quickly decay to lower states emitting the x-rays characteristic of the elements in the sample. By detecting the characteristic x-rays, we can count how many x-rays are at each distinct energy and fit each energy to a normal distribution. From this; we can determine the elements and relative abundances that exist in the sample. Results from various samples have yielded accurate element identification and relative abundances with accuracies around 2% within a 99% confidence interval.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Patrick Steffanic</meta:initial-creator>
    <meta:creation-date>2015-04-23T11:32:42.17</meta:creation-date>
    <dc:date>2015-04-30T00:05:44.76</dc:date>
    <dc:creator>Patrick Steffanic</dc:creator>
    <meta:editing-duration>PT1H12M49S</meta:editing-duration>
    <meta:editing-cycles>3</meta:editing-cycles>
    <meta:generator>OpenOffice/4.1.0$Win32 OpenOffice.org_project/410m18$Build-9764</meta:generator>
    <meta:document-statistic meta:table-count="0" meta:image-count="0" meta:object-count="0" meta:page-count="1" meta:paragraph-count="2" meta:word-count="127" meta:character-count="853"/>
  </office:meta>
</office:document-meta>
</file>